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style:paragraph-properties style:writing-mode="lr-tb"/>
    </style:style>
    <style:style style:name="gr2" style:family="graphic">
      <style:graphic-properties style:protect="size"/>
    </style:style>
    <style:style style:name="pr1" style:family="presentation" style:parent-style-name="Beehive-notes">
      <style:graphic-properties draw:fill-color="#ffffff" draw:auto-grow-height="true" fo:min-height="13cm"/>
      <style:paragraph-properties style:writing-mode="lr-tb"/>
    </style:style>
    <style:style style:name="pr2" style:family="presentation" style:parent-style-name="Beehive1-title">
      <style:graphic-properties draw:auto-grow-height="true" fo:min-height="2.5cm"/>
      <style:paragraph-properties style:writing-mode="lr-tb"/>
    </style:style>
    <style:style style:name="pr3" style:family="presentation" style:parent-style-name="Beehive1-outline1">
      <style:graphic-properties fo:min-height="2.95cm"/>
      <style:paragraph-properties style:writing-mode="lr-tb"/>
    </style:style>
    <style:style style:name="pr4" style:family="presentation" style:parent-style-name="Beehive1-notes">
      <style:graphic-properties draw:fill-color="#ffffff" draw:auto-grow-height="true" fo:min-height="13cm"/>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loext:graphic-properties draw:fill="none"/>
    </style:style>
    <style:style style:name="P3"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office:forms form:automatic-focus="false" form:apply-design-mode="false"/>
        <draw:frame draw:style-name="gr1" draw:text-style-name="P2" draw:layer="layout" svg:width="27.942cm" svg:height="6.35cm" svg:x="0.082cm" svg:y="3.81cm">
          <draw:text-box>
            <text:p text:style-name="P1">Phasellus eros nisi, venenatis eget metus non, volutpat vehicula nibh. Aliquam ac quam molestie arcu aliquam mollis. Praesent nec egestas ante. Donec efficitur tempor suscipit. Aenean ante eros, sagittis at commodo sed, molestie id nunc. Vestibulum et aliquam orci. Curabitur ut facilisis dui. Ut id nulla nec ex vehicula convallis. Suspendisse quis scelerisque velit, eu porttitor tellus. Ut commodo mauris leo, ut tincidunt odio tempus et. Nullam blandit elit vel tellus malesuada hendrerit. Sed sit amet massa nec nibh fringilla ultricies. </text:p>
          </draw:text-box>
        </draw:frame>
        <presentation:notes draw:style-name="dp2">
          <draw:page-thumbnail draw:style-name="gr2" draw:layer="layout" svg:width="15cm" svg:height="11cm" svg:x="3cm" svg:y="2.25cm" draw:page-number="1" presentation:class="page"/>
          <draw:frame presentation:style-name="pr1"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1T1">
        <office:forms form:automatic-focus="false" form:apply-design-mode="false"/>
        <draw:frame presentation:style-name="pr2" draw:layer="layout" svg:width="25cm" svg:height="2.5cm" svg:x="1.5cm" svg:y="0.5cm" presentation:class="title" presentation:placeholder="true" presentation:user-transformed="true">
          <draw:text-box/>
        </draw:frame>
        <draw:frame presentation:style-name="pr3" draw:layer="layout" svg:width="25cm" svg:height="9cm" svg:x="1.5cm" svg:y="3.5cm" presentation:class="outline" presentation:user-transformed="true">
          <draw:text-box>
            <text:list text:style-name="L2">
              <text:list-item>
                <text:p>Phasellus eros nisi, venenatis eget metus non, volutpat vehicula nibh. Aliquam ac quam molestie arcu aliquam mollis. Praesent nec egestas ante. Donec efficitur tempor suscipit. Aenean ante eros, sagittis at commodo sed, molestie id nunc. Vestibulum et aliquam orci. Curabitur ut facilisis dui. Ut id nulla nec ex vehicula convallis. Suspendisse quis scelerisque velit, eu porttitor tellus. Ut commodo mauris leo, ut tincidunt odio tempus et. Nullam blandit elit vel tellus malesuada hendrerit. Sed sit amet massa nec nibh fringilla ultricies. </text:p>
              </text:list-item>
            </text:list>
          </draw:text-box>
        </draw:frame>
        <presentation:notes draw:style-name="dp2">
          <draw:page-thumbnail draw:style-name="gr2" draw:layer="layout" svg:width="15cm" svg:height="11cm" svg:x="3cm" svg:y="2.25cm" draw:page-number="2" presentation:class="page"/>
          <draw:frame presentation:style-name="pr4" draw:text-style-name="P3"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10T10:27:16.551798947</meta:creation-date>
    <meta:editing-duration>PT2M8S</meta:editing-duration>
    <meta:editing-cycles>2</meta:editing-cycles>
    <meta:generator>LibreOffice/7.1.7.2$Linux_X86_64 LibreOffice_project/10$Build-2</meta:generator>
    <dc:title>Beehive</dc:title>
    <dc:date>2022-02-10T10:29:23.302362264</dc:date>
    <meta:document-statistic meta:object-count="143"/>
  </office:meta>
</office:document-meta>
</file>